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style="normal" fo:font-weight="bold" officeooo:rsid="0011b519" officeooo:paragraph-rsid="0011b519" style:font-size-asian="15.75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style="normal" fo:font-weight="normal" officeooo:rsid="0011b519" officeooo:paragraph-rsid="0011b519" style:font-size-asian="15.75pt" style:font-style-asian="normal" style:font-weight-asian="normal" style:font-size-complex="1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ẦN THÚ ĐẠI CHIẾN</text:p>
      <text:p text:style-name="P2">50</text:p>
      <text:p text:style-name="P2">150</text:p>
      <text:p text:style-name="P2">10</text:p>
      <text:p text:style-name="P2">20</text:p>
      <text:p text:style-name="P2">250</text:p>
      <text:p text:style-name="P2"/>
      <text:p text:style-name="P2">?/6: Gacha water 20k</text:p>
      <text:p text:style-name="P2">8/7: Red Celebi 20k</text:p>
      <text:p text:style-name="P2">?/7: Gacha water 20k</text:p>
      <text:p text:style-name="P2"/>
      <text:p text:style-name="P2">?/8: Red Xernier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6T00:01:57.807000000</meta:creation-date>
    <dc:date>2023-06-06T00:20:16.358000000</dc:date>
    <meta:editing-duration>PT18M28S</meta:editing-duration>
    <meta:editing-cycles>1</meta:editing-cycles>
    <meta:document-statistic meta:table-count="0" meta:image-count="0" meta:object-count="0" meta:page-count="1" meta:paragraph-count="10" meta:word-count="24" meta:character-count="105" meta:non-whitespace-character-count="91"/>
    <meta:generator>LibreOffice/7.4.2.3$Windows_X86_64 LibreOffice_project/382eef1f22670f7f4118c8c2dd222ec7ad009daf</meta:generator>
  </office:meta>
</office:document-meta>
</file>